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Times New Roman" officeooo:rsid="001211ad" officeooo:paragraph-rsid="001211ad"/>
    </style:style>
    <style:style style:name="P2" style:family="paragraph" style:parent-style-name="Standard">
      <style:paragraph-properties fo:line-height="200%" fo:text-align="center" style:justify-single-word="false"/>
      <style:text-properties style:font-name="Times New Roman" officeooo:rsid="001211ad" officeooo:paragraph-rsid="001211ad"/>
    </style:style>
    <style:style style:name="P3" style:family="paragraph" style:parent-style-name="Standard">
      <style:paragraph-properties fo:line-height="200%" fo:text-align="start" style:justify-single-word="false"/>
      <style:text-properties style:font-name="Times New Roman" officeooo:rsid="001211ad" officeooo:paragraph-rsid="001211ad"/>
    </style:style>
    <style:style style:name="P4" style:family="paragraph" style:parent-style-name="Standard">
      <style:paragraph-properties fo:line-height="200%" fo:text-align="start" style:justify-single-word="false"/>
      <style:text-properties style:font-name="Times New Roman" officeooo:rsid="001211ad" officeooo:paragraph-rsid="001ab6a1"/>
    </style:style>
    <style:style style:name="P5" style:family="paragraph" style:parent-style-name="Standard">
      <style:paragraph-properties fo:line-height="200%" fo:text-align="center" style:justify-single-word="false"/>
      <style:text-properties style:font-name="Times New Roman" officeooo:rsid="00134d81" officeooo:paragraph-rsid="00134d81"/>
    </style:style>
    <style:style style:name="P6" style:family="paragraph" style:parent-style-name="Standard">
      <style:paragraph-properties fo:line-height="200%" fo:text-align="start" style:justify-single-word="false"/>
      <style:text-properties officeooo:paragraph-rsid="00134d81"/>
    </style:style>
    <style:style style:name="T1" style:family="text">
      <style:text-properties officeooo:rsid="00134d81"/>
    </style:style>
    <style:style style:name="T2" style:family="text">
      <style:text-properties officeooo:rsid="00196502"/>
    </style:style>
    <style:style style:name="T3" style:family="text">
      <style:text-properties fo:font-weight="bold" officeooo:rsid="00196502" style:font-weight-asian="bold" style:font-weight-complex="bold"/>
    </style:style>
    <style:style style:name="T4" style:family="text">
      <style:text-properties style:font-name="Times New Roman" officeooo:rsid="00134d81"/>
    </style:style>
    <style:style style:name="T5" style:family="text">
      <style:text-properties style:font-name="Times New Roman" officeooo:rsid="002b294b"/>
    </style:style>
    <style:style style:name="T6" style:family="text">
      <style:text-properties fo:font-weight="normal" officeooo:rsid="001df8bc" style:font-weight-asian="normal" style:font-weight-complex="normal"/>
    </style:style>
    <style:style style:name="T7" style:family="text">
      <style:text-properties fo:font-weight="normal" officeooo:rsid="001e3038" style:font-weight-asian="normal" style:font-weight-complex="normal"/>
    </style:style>
    <style:style style:name="T8" style:family="text">
      <style:text-properties fo:font-weight="normal" officeooo:rsid="00202b64" style:font-weight-asian="normal" style:font-weight-complex="normal"/>
    </style:style>
    <style:style style:name="T9" style:family="text">
      <style:text-properties fo:font-weight="normal" officeooo:rsid="0021ad2a" style:font-weight-asian="normal" style:font-weight-complex="normal"/>
    </style:style>
    <style:style style:name="T10" style:family="text">
      <style:text-properties fo:font-weight="normal" officeooo:rsid="00225936" style:font-weight-asian="normal" style:font-weight-complex="normal"/>
    </style:style>
    <style:style style:name="T11" style:family="text">
      <style:text-properties fo:font-weight="normal" officeooo:rsid="002513ed" style:font-weight-asian="normal" style:font-weight-complex="normal"/>
    </style:style>
    <style:style style:name="T12" style:family="text">
      <style:text-properties fo:font-weight="normal" officeooo:rsid="0025c073" style:font-weight-asian="normal" style:font-weight-complex="normal"/>
    </style:style>
    <style:style style:name="T13" style:family="text">
      <style:text-properties fo:font-weight="normal" officeooo:rsid="0028e275" style:font-weight-asian="normal" style:font-weight-complex="normal"/>
    </style:style>
    <style:style style:name="T14" style:family="text">
      <style:text-properties officeooo:rsid="002b294b"/>
    </style:style>
    <style:style style:name="T15" style:family="text">
      <style:text-properties officeooo:rsid="002ca6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us Rosti</text:p>
      <text:p text:style-name="P1">Prof. Grimshaw</text:p>
      <text:p text:style-name="P1">CS 6444</text:p>
      <text:p text:style-name="P1">31 January 2016</text:p>
      <text:p text:style-name="P2">The Landscape of Parallel Computing Research: A View from Berkeley</text:p>
      <text:p text:style-name="P2"/>
      <text:p text:style-name="P5">Citation</text:p>
      <text:p text:style-name="P6"><text:span text:style-name="T4">Asanovic </text:span><text:span text:style-name="T5">et al. “</text:span>The Landscape of Parallel Computing Research: A View from Berkeley.” <text:span text:style-name="T15">University of <text:tab/>Virginia. Collab. 31 Jan. 2016.</text:span></text:p>
      <text:p text:style-name="P5"/>
      <text:p text:style-name="P5">Paper</text:p>
      <text:p text:style-name="P3"><text:tab/><text:span text:style-name="T1">The pitch here is that current multicore development depends too much on programmers understanding of every aspect of the computer to maximize performance. Since we've hit various walls in processor design, we are less likely to see large jumps in speed that we had in the past. Our programming languages should focus on leveraging multicore processors in the design of the language itself rather than depending on programmers to do it. Thus there are a number of key algorithms that lend themselves to parallel applications. We also need to accept the reality that it will be easier to mount a 1000 small cores onto a processor rather than uping the clock speed ( and this has even been exceeded by the Titan X with 3000+ cores). Our new programming languages need to support that level parallelism but not in a traditional sense. We need to make our programming languages support a more programmer aided level of parallelism. And in that, we need to ensure that the language supports at least several flavors of parallelism techniques because it's been shown that no one technique works well in every application. Programmer time is the most important metric for success; therefore, our programming model should maximize that metric.</text:span></text:p>
      <text:p text:style-name="P3"><text:tab/><text:span text:style-name="T3">Problem</text:span></text:p>
      <text:p text:style-name="P4"><text:soft-page-break/><text:tab/><text:span text:style-name="T2">Parallel computing depends too much on programmer ability to maximize output. And on top of that, our processing power has hit a peak in clock speed at around 3 to 4 GHz. It's unreasonable to assume that clock rates will exceed that but what we can assume is that the number of cores we're able to fit in a single chip will go up. Even more so, hardware seems to be going in the direction of packing many small, specialized cores into the chipset. Our programming and development models have too long depended on a single core of execution and the models expose too much functionality. </text:span></text:p>
      <text:p text:style-name="P4"><text:span text:style-name="T2"><text:tab/>The thing that rang true for me hear was the brief mention of numerical methods and machine learning. Often times, the optimization techniques are just linear algebra disguised as something else or there's a whole mess of underlapping subproblems. A different core could calculate each of those optima while a master watches and collect each. But the idea here might be better formulated as a cross section of specialties. <text:s/>An expert in machine learning does not necessarily overlap with a parallel computing expert. <text:s/>Either their algorithm will take an absurd length of time or they'll need to outsource their calculations to an expert. Ultimately the better solution would be to abstract the particulars of parallelism to a high level yet flexible language that handles that for the researcher. <text:s/></text:span></text:p>
      <text:p text:style-name="P3"><text:tab/><text:span text:style-name="T3">Importance</text:span></text:p>
      <text:p text:style-name="P3"><text:span text:style-name="T3"><text:tab/></text:span><text:span text:style-name="T6">Research should focus on novel paradigms for parallel computing rather than hoping for faster computers. The authors here outline 13 problems essential to parallel computing. 7 problems from an older suggestion and 6 new ones. They have this great chart showing the intersection to naturally parallel applications with these underlying problems. It does a great job demonstrating the need for an updated paradigm. </text:span><text:span text:style-name="T7">General researchers can focus entirely on their project rather than the specific implementation and optimizations. <text:s/></text:span></text:p>
      <text:p text:style-name="P3"><text:tab/><text:span text:style-name="T3">Approach</text:span></text:p>
      <text:p text:style-name="P3"><text:span text:style-name="T3"><text:tab/></text:span><text:span text:style-name="T8">Building off of that, </text:span><text:span text:style-name="T9">they just sort of guide researchers into directions they think are best. <text:s/>Rather than pulling quantitative </text:span><text:span text:style-name="T10">or implementation details into the paper, it lists a number of aspects that would bring parallel computing to more modern programers. These recommendation come in both </text:span><text:soft-page-break/><text:span text:style-name="T10">directions, from hardware up and from software down. The hardware recommendations stem from the <text:s/>belief in on chip parallelism rather than a network of tightly coupled CPUs. I would say something like intel recently including on chip GPUs are a good example of their belief and how it actually achieves a more efficient process since it can complete tasks without waiting for bus activities. And then from the otherside, we need an updated programming model that takes into account the human aspect of computing. </text:span><text:span text:style-name="T11">Transactional memory, an idea from Haskell, takes much of the error prone human management of memory and lets the compiler worry about it. Or at least, it puts the compiler in a position where it can reason about what's going on. That and lastly, our solutions need to be independent of the hardware. <text:s/>Regardless of the number of cores, </text:span><text:span text:style-name="T12">our model needs to several methods of access and be able to switch to the most appropriate.</text:span></text:p>
      <text:p text:style-name="P3"><text:tab/><text:span text:style-name="T3">My feelings</text:span></text:p>
      <text:p text:style-name="P3"><text:tab/><text:span text:style-name="T2">This feels like it plays back into my love for functional languages. Especially in strict, typesafe languages, we see attributes like referential transparency and the ability to spawn thousands of safe threads without the programmer having to manage each one. Since in most implementations every data structure is invariant, our ability to distribute processing is unparalleled. <text:s/><text:line-break/><text:tab/>I think many of the programming models can be conceived in this way. Now I realize that many people say that this utter safety makes the language useless (no side effects means no use); however, we see C++ implementing the many compiler features we see in Haskell such as transactional state memory. It lets us build really powerful, safe applications. Anyway, that's my spiel on t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Rosti</meta:initial-creator>
    <meta:creation-date>2016-01-31T18:41:18.332003000</meta:creation-date>
    <dc:date>2016-02-02T09:26:34.608369000</dc:date>
    <dc:creator>Marcus Rosti</dc:creator>
    <meta:editing-duration>PT1H39M29S</meta:editing-duration>
    <meta:editing-cycles>10</meta:editing-cycles>
    <meta:generator>LibreOffice/5.0.3.2$MacOSX_X86_64 LibreOffice_project/e5f16313668ac592c1bfb310f4390624e3dbfb75</meta:generator>
    <meta:document-statistic meta:table-count="0" meta:image-count="0" meta:object-count="0" meta:page-count="3" meta:paragraph-count="18" meta:word-count="891" meta:character-count="5459" meta:non-whitespace-character-count="4562"/>
  </office:meta>
</office:document-meta>
</file>